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2" style:family="graphic" style:parent-style-name="standard">
      <style:graphic-properties draw:fill-color="#ffcc99" draw:textarea-vertical-align="middle"/>
    </style:style>
    <style:style style:name="gr3" style:family="graphic" style:parent-style-name="standard">
      <style:graphic-properties draw:fill-color="#ffffcc" draw:textarea-horizontal-align="left" draw:textarea-vertical-align="top"/>
    </style:style>
    <style:style style:name="gr4" style:family="graphic" style:parent-style-name="standard">
      <style:graphic-properties draw:fill-color="#ffcc99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502cm" svg:height="1.204cm" svg:x="26.071cm" svg:y="1.362cm">
          <draw:text-box>
            <text:p/>
          </draw:text-box>
        </draw:frame>
        <draw:rect draw:style-name="gr2" draw:text-style-name="P2" draw:layer="layout" svg:width="4.78cm" svg:height="0.869cm" svg:x="7.813cm" svg:y="6.748cm">
          <text:p text:style-name="P1"><text:span text:style-name="T1">Patient Reported</text:span></text:p>
        </draw:rect>
        <draw:rect draw:style-name="gr3" draw:text-style-name="P4" xml:id="id12" draw:id="id12" draw:layer="layout" svg:width="4.78cm" svg:height="3.745cm" svg:x="7.813cm" svg:y="7.542cm">
          <text:p text:style-name="P3"><text:span text:style-name="T2">reported_patient_id</text:span></text:p>
          <text:p text:style-name="P3"><text:span text:style-name="T2">reported_org_id</text:span></text:p>
          <text:p text:style-name="P3"><text:span text:style-name="T2">reported_mrn</text:span></text:p>
          <text:p text:style-name="P3"><text:span text:style-name="T2">patient_id</text:span></text:p>
          <text:p text:style-name="P3"><text:span text:style-name="T2">patient_data</text:span></text:p>
          <text:p text:style-name="P3"><text:span text:style-name="T2">reported_date</text:span></text:p>
          <text:p text:style-name="P3"><text:span text:style-name="T2">updated_date</text:span></text:p>
        </draw:rect>
        <draw:circle draw:style-name="gr4" draw:text-style-name="P1" xml:id="id1" draw:id="id1" draw:layer="layout" svg:width="0.254cm" svg:height="0.254cm" svg:x="10.103cm" svg:y="9.217cm">
          <text:p/>
        </draw:circle>
        <draw:connector draw:style-name="gr5" draw:text-style-name="P1" draw:layer="layout" draw:type="curve" svg:x1="10.357cm" svg:y1="9.344cm" svg:x2="14.625cm" svg:y2="6.679cm" draw:start-shape="id1" draw:start-glue-point="1" draw:end-shape="id2" draw:end-glue-point="3" svg:d="m10357 9344c3201 0 1067-2665 4268-2665">
          <text:p/>
        </draw:connector>
        <draw:rect draw:style-name="gr2" draw:text-style-name="P2" draw:layer="layout" svg:width="3.472cm" svg:height="0.869cm" svg:x="14.709cm" svg:y="1.3cm">
          <text:p text:style-name="P1"><text:span text:style-name="T1">Org Access</text:span></text:p>
        </draw:rect>
        <draw:rect draw:style-name="gr3" draw:text-style-name="P4" draw:layer="layout" svg:width="3.472cm" svg:height="2.159cm" svg:x="14.709cm" svg:y="2.062cm">
          <text:p text:style-name="P3"><text:span text:style-name="T2">org_access_id</text:span></text:p>
          <text:p text:style-name="P3"><text:span text:style-name="T2">org_id</text:span></text:p>
          <text:p text:style-name="P3"><text:span text:style-name="T2">access_name</text:span></text:p>
          <text:p text:style-name="P3"><text:span text:style-name="T2">access_key</text:span></text:p>
        </draw:rect>
        <draw:rect draw:style-name="gr2" draw:text-style-name="P2" xml:id="id6" draw:id="id6" draw:layer="layout" svg:width="4.78cm" svg:height="0.869cm" svg:x="7.813cm" svg:y="2.581cm">
          <text:p text:style-name="P1"><text:span text:style-name="T1">Org Master</text:span></text:p>
        </draw:rect>
        <draw:rect draw:style-name="gr3" draw:text-style-name="P4" xml:id="id4" draw:id="id4" draw:layer="layout" svg:width="4.78cm" svg:height="2.253cm" svg:x="7.813cm" svg:y="3.356cm">
          <text:p text:style-name="P3"><text:span text:style-name="T2">org_id</text:span></text:p>
          <text:p text:style-name="P3"><text:span text:style-name="T2">organization_name</text:span></text:p>
        </draw:rect>
        <draw:rect draw:style-name="gr2" draw:text-style-name="P2" xml:id="id2" draw:id="id2" draw:layer="layout" svg:width="4.78cm" svg:height="0.869cm" svg:x="14.625cm" svg:y="6.245cm">
          <text:p text:style-name="P1"><text:span text:style-name="T1">Patient Master</text:span></text:p>
        </draw:rect>
        <draw:rect draw:style-name="gr3" draw:text-style-name="P4" xml:id="id8" draw:id="id8" draw:layer="layout" svg:width="4.78cm" svg:height="5.263cm" svg:x="14.625cm" svg:y="7.04cm">
          <text:p text:style-name="P3"><text:span text:style-name="T2">patient_id</text:span></text:p>
          <text:p text:style-name="P3"><text:span text:style-name="T2">patient_registry_id</text:span></text:p>
          <text:p text:style-name="P3"><text:span text:style-name="T2">patient_name_last</text:span></text:p>
          <text:p text:style-name="P3"><text:span text:style-name="T2">patient_name_first</text:span></text:p>
          <text:p text:style-name="P3"><text:span text:style-name="T2">patient_name_middle</text:span></text:p>
          <text:p text:style-name="P3"><text:span text:style-name="T2">patient_birth_date</text:span></text:p>
          <text:p text:style-name="P3"><text:span text:style-name="T2">patient_phone_frag</text:span></text:p>
          <text:p text:style-name="P3"><text:span text:style-name="T2">patient_address_frag</text:span></text:p>
          <text:p text:style-name="P3"><text:span text:style-name="T2">patient_soundex_last</text:span></text:p>
          <text:p text:style-name="P3"><text:span text:style-name="T2">patient_soundex_first</text:span></text:p>
          <text:p text:style-name="P3"><text:span text:style-name="T2"/></text:p>
        </draw:rect>
        <draw:circle draw:style-name="gr4" draw:text-style-name="P1" xml:id="id3" draw:id="id3" draw:layer="layout" svg:width="0.254cm" svg:height="0.254cm" svg:x="7.703cm" svg:y="8.217cm">
          <text:p/>
        </draw:circle>
        <draw:connector draw:style-name="gr5" draw:text-style-name="P1" draw:layer="layout" draw:type="curve" svg:x1="7.703cm" svg:y1="8.344cm" svg:x2="7.813cm" svg:y2="4.482cm" draw:start-shape="id3" draw:start-glue-point="3" draw:end-shape="id4" draw:end-glue-point="3" svg:d="m7703 8344c-751 0-806-3862 110-3862">
          <text:p/>
        </draw:connector>
        <draw:circle draw:style-name="gr4" draw:text-style-name="P1" xml:id="id5" draw:id="id5" draw:layer="layout" svg:width="0.254cm" svg:height="0.254cm" svg:x="14.598cm" svg:y="2.824cm">
          <text:p/>
        </draw:circle>
        <draw:connector draw:style-name="gr5" draw:text-style-name="P1" draw:layer="layout" draw:type="curve" svg:x1="14.598cm" svg:y1="2.951cm" svg:x2="12.593cm" svg:y2="3.015cm" draw:start-shape="id5" draw:start-glue-point="3" draw:end-shape="id6" svg:d="m14598 2951c-1503 0-501 64-2005 64">
          <text:p/>
        </draw:connector>
        <draw:rect draw:style-name="gr2" draw:text-style-name="P2" draw:layer="layout" svg:width="5.605cm" svg:height="0.869cm" svg:x="12.068cm" svg:y="13.233cm">
          <text:p text:style-name="P1"><text:span text:style-name="T1">Vaccination Reported</text:span></text:p>
        </draw:rect>
        <draw:rect draw:style-name="gr3" draw:text-style-name="P4" draw:layer="layout" svg:width="5.605cm" svg:height="3.737cm" svg:x="12.068cm" svg:y="14.027cm">
          <text:p text:style-name="P3"><text:span text:style-name="T2">reported_vaccination_id</text:span></text:p>
          <text:p text:style-name="P3"><text:span text:style-name="T2">reported_patient_id</text:span></text:p>
          <text:p text:style-name="P3"><text:span text:style-name="T2">reported_order_id</text:span></text:p>
          <text:p text:style-name="P3"><text:span text:style-name="T2">vaccination_id</text:span></text:p>
          <text:p text:style-name="P3"><text:span text:style-name="T2">vaccination_data</text:span></text:p>
          <text:p text:style-name="P3"><text:span text:style-name="T2">reported_date</text:span></text:p>
          <text:p text:style-name="P3"><text:span text:style-name="T2">updated_date</text:span></text:p>
        </draw:rect>
        <draw:circle draw:style-name="gr4" draw:text-style-name="P1" xml:id="id9" draw:id="id9" draw:layer="layout" svg:width="0.254cm" svg:height="0.254cm" svg:x="15.18cm" svg:y="15.751cm">
          <text:p/>
        </draw:circle>
        <draw:circle draw:style-name="gr4" draw:text-style-name="P1" xml:id="id11" draw:id="id11" draw:layer="layout" svg:width="0.254cm" svg:height="0.254cm" svg:x="11.958cm" svg:y="14.702cm">
          <text:p/>
        </draw:circle>
        <draw:rect draw:style-name="gr2" draw:text-style-name="P2" draw:layer="layout" svg:width="4.78cm" svg:height="0.869cm" svg:x="20.74cm" svg:y="12.103cm">
          <text:p text:style-name="P1"><text:span text:style-name="T1">Vaccination Master</text:span></text:p>
        </draw:rect>
        <draw:rect draw:style-name="gr3" draw:text-style-name="P4" xml:id="id10" draw:id="id10" draw:layer="layout" svg:width="4.78cm" svg:height="5.263cm" svg:x="20.74cm" svg:y="12.898cm">
          <text:p text:style-name="P3"><text:span text:style-name="T2">vaccination_id</text:span></text:p>
          <text:p text:style-name="P3"><text:span text:style-name="T2">patient_id</text:span></text:p>
          <text:p text:style-name="P3"><text:span text:style-name="T2">administered_date</text:span></text:p>
          <text:p text:style-name="P3"><text:span text:style-name="T2">vaccine_cvx_code</text:span></text:p>
          <text:p text:style-name="P3"><text:span text:style-name="T2"/></text:p>
        </draw:rect>
        <draw:circle draw:style-name="gr4" draw:text-style-name="P1" xml:id="id7" draw:id="id7" draw:layer="layout" svg:width="0.254cm" svg:height="0.254cm" svg:x="20.613cm" svg:y="13.627cm">
          <text:p/>
        </draw:circle>
        <draw:connector draw:style-name="gr5" draw:text-style-name="P1" draw:layer="layout" draw:type="curve" svg:x1="20.613cm" svg:y1="13.754cm" svg:x2="19.405cm" svg:y2="9.671cm" draw:start-shape="id7" draw:start-glue-point="3" draw:end-shape="id8" svg:d="m20613 13754c-906 0-302-4083-1208-4083">
          <text:p/>
        </draw:connector>
        <draw:connector draw:style-name="gr5" draw:text-style-name="P1" draw:layer="layout" draw:type="curve" svg:x1="15.434cm" svg:y1="15.878cm" svg:x2="20.74cm" svg:y2="15.529cm" draw:start-shape="id9" draw:start-glue-point="1" draw:end-shape="id10" draw:end-glue-point="3" svg:d="m15434 15878c3979 0 1327-349 5306-349">
          <text:p/>
        </draw:connector>
        <draw:connector draw:style-name="gr5" draw:text-style-name="P1" draw:layer="layout" draw:type="curve" svg:x1="11.958cm" svg:y1="14.829cm" svg:x2="10.203cm" svg:y2="11.287cm" draw:start-shape="id11" draw:start-glue-point="3" draw:end-shape="id12" draw:end-glue-point="2" svg:d="m11958 14829c-1170 0-1755-1180-1755-3542">
          <text:p/>
        </draw:connector>
        <draw:rect draw:style-name="gr2" draw:text-style-name="P2" draw:layer="layout" svg:width="4.78cm" svg:height="0.869cm" svg:x="3.032cm" svg:y="12.336cm">
          <text:p text:style-name="P1"><text:span text:style-name="T1">Patient Match</text:span></text:p>
        </draw:rect>
        <draw:rect draw:style-name="gr3" draw:text-style-name="P4" draw:layer="layout" svg:width="4.78cm" svg:height="3.745cm" svg:x="3.032cm" svg:y="13.13cm">
          <text:p text:style-name="P3"><text:span text:style-name="T2">match_id</text:span></text:p>
          <text:p text:style-name="P3"><text:span text:style-name="T2">reported_patient_a_id</text:span></text:p>
          <text:p text:style-name="P3"><text:span text:style-name="T2">reported_patient_b_id</text:span></text:p>
          <text:p text:style-name="P3"><text:span text:style-name="T2">match_status</text:span></text:p>
        </draw:rect>
        <draw:circle draw:style-name="gr4" draw:text-style-name="P1" xml:id="id13" draw:id="id13" draw:layer="layout" svg:width="0.254cm" svg:height="0.254cm" svg:x="2.84cm" svg:y="13.827cm">
          <text:p/>
        </draw:circle>
        <draw:connector draw:style-name="gr5" draw:text-style-name="P1" draw:layer="layout" draw:type="curve" svg:x1="2.84cm" svg:y1="13.954cm" svg:x2="7.813cm" svg:y2="9.414cm" draw:start-shape="id13" draw:start-glue-point="3" draw:end-shape="id12" draw:end-glue-point="3" svg:d="m2840 13954c-751 0-3238-4540 4973-4540">
          <text:p/>
        </draw:connector>
        <draw:circle draw:style-name="gr4" draw:text-style-name="P1" xml:id="id14" draw:id="id14" draw:layer="layout" svg:width="0.254cm" svg:height="0.254cm" svg:x="2.84cm" svg:y="14.26cm">
          <text:p/>
        </draw:circle>
        <draw:connector draw:style-name="gr5" draw:text-style-name="P1" draw:layer="layout" draw:type="curve" svg:x1="2.84cm" svg:y1="14.387cm" svg:x2="7.813cm" svg:y2="9.414cm" draw:start-shape="id14" draw:start-glue-point="3" draw:end-shape="id12" draw:end-glue-point="3" svg:d="m2840 14387c-751 0-3238-4973 4973-497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/4.0.1$Win32 OpenOffice.org_project/401m5$Build-9714</meta:generator>
    <dc:date>2017-10-05T13:41:40.97</dc:date>
    <dc:creator>Nathan Bunker</dc:creator>
    <meta:editing-duration>P38DT7H45M43S</meta:editing-duration>
    <meta:editing-cycles>170</meta:editing-cycles>
    <meta:printed-by>Nathan Bunker</meta:printed-by>
    <meta:print-date>2017-03-07T11:08:55.17</meta:print-date>
    <meta:document-statistic meta:object-count="31"/>
  </office:meta>
</office:document-meta>
</file>